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Preformatted_20_Text">
      <style:text-properties fo:font-variant="normal" fo:text-transform="none" fo:color="#000000" fo:font-size="10.5pt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color="#000000" fo:font-size="10.5pt" fo:letter-spacing="normal" fo:font-style="normal" fo:font-weight="normal" style:font-weight-asian="normal" style:font-weight-complex="normal"/>
    </style:style>
    <style:style style:name="P5" style:family="paragraph" style:parent-style-name="Preformatted_20_Text">
      <style:text-properties style:use-window-font-color="true" style:font-name="Times New Roman" fo:font-size="12pt" style:font-size-asian="12pt" style:font-size-complex="12pt"/>
    </style:style>
    <style:style style:name="P6" style:family="paragraph" style:parent-style-name="Preformatted_20_Text">
      <style:text-properties style:font-name="Times New Roman"/>
    </style:style>
    <style:style style:name="P7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 fo:background-color="#f3f5e9" fo:padding="0.132cm" fo:border="0.06pt solid #cccccc">
        <style:background-image/>
      </style:paragraph-properties>
    </style:style>
    <style:style style:name="P8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 fo:background-color="#f3f5e9" fo:padding="0.132cm" fo:border="0.06pt solid #cccccc">
        <style:background-image/>
      </style:paragraph-properties>
      <style:text-properties fo:font-variant="normal" fo:text-transform="none" fo:color="#000000" fo:font-size="10.5pt" fo:letter-spacing="normal" fo:font-style="normal" fo:font-weight="normal"/>
    </style:style>
    <style:style style:name="P9" style:family="paragraph" style:parent-style-name="Preformatted_20_Text">
      <style:paragraph-properties fo:margin-top="0cm" fo:margin-bottom="0.499cm" fo:text-align="justify" style:justify-single-word="false" fo:orphans="2" fo:widows="2" fo:background-color="#f3f5e9" fo:padding="0.132cm" fo:border="0.06pt solid #cccccc">
        <style:background-image/>
      </style:paragraph-properties>
      <style:text-properties fo:font-variant="normal" fo:text-transform="none" fo:color="#000000" fo:font-size="10.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.499cm" fo:text-align="justify" style:justify-single-word="false" fo:orphans="2" fo:widows="2" fo:background-color="#f3f5e9" fo:padding="0.132cm" fo:border="0.06pt solid #cccccc">
        <style:background-image/>
      </style:paragraph-properties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margin-top="0cm" fo:margin-bottom="0.499cm" fo:text-align="justify" style:justify-single-word="false" fo:orphans="2" fo:widows="2" fo:background-color="#c0c0c0" fo:padding="0.132cm" fo:border="0.06pt solid #cccccc">
        <style:background-image/>
      </style:paragraph-properties>
      <style:text-properties fo:font-variant="normal" fo:text-transform="none" fo:color="#000000" style:font-name="FreeMono" fo:font-size="10.5pt" fo:letter-spacing="normal" fo:font-style="normal" fo:font-weight="normal"/>
    </style:style>
    <style:style style:name="P12" style:family="paragraph" style:parent-style-name="Preformatted_20_Text">
      <style:paragraph-properties fo:margin-top="0cm" fo:margin-bottom="0.499cm" fo:text-align="justify" style:justify-single-word="false" fo:orphans="2" fo:widows="2" fo:background-color="#c0c0c0" fo:padding="0.132cm" fo:border="0.06pt solid #cccccc">
        <style:background-image/>
      </style:paragraph-properties>
      <style:text-properties style:font-name="FreeMono"/>
    </style:style>
    <style:style style:name="P13" style:family="paragraph" style:parent-style-name="Preformatted_20_Text">
      <style:paragraph-properties fo:text-align="justify" style:justify-single-word="false" fo:orphans="2" fo:widows="2" fo:background-color="#f3f5e9" fo:padding="0.132cm" fo:border="0.06pt solid #cccccc">
        <style:background-image/>
      </style:paragraph-properties>
      <style:text-properties fo:font-variant="normal" fo:text-transform="none" fo:color="#000000" fo:letter-spacing="normal"/>
    </style:style>
    <style:style style:name="P14" style:family="paragraph" style:parent-style-name="Preformatted_20_Text">
      <style:paragraph-properties fo:text-align="justify" style:justify-single-word="false" fo:orphans="2" fo:widows="2" fo:background-color="#f3f5e9" fo:padding="0.132cm" fo:border="0.06pt solid #cccccc">
        <style:background-image/>
      </style:paragraph-properties>
      <style:text-properties fo:font-variant="normal" fo:text-transform="none" fo:color="#000000" fo:font-size="10.5pt" fo:letter-spacing="normal" fo:font-style="normal" fo:font-weight="normal"/>
    </style:style>
    <style:style style:name="P15" style:family="paragraph" style:parent-style-name="Preformatted_20_Text">
      <style:paragraph-properties fo:text-align="justify" style:justify-single-word="false" fo:orphans="2" fo:widows="2" fo:background-color="#f3f5e9" fo:padding="0.132cm" fo:border="0.06pt solid #cccccc">
        <style:background-image/>
      </style:paragraph-properties>
    </style:style>
    <style:style style:name="P16" style:family="paragraph" style:parent-style-name="Text_20_body">
      <style:text-properties fo:font-variant="normal" fo:text-transform="none" fo:color="#000000" fo:font-size="10.5pt" fo:letter-spacing="normal" fo:font-style="normal" fo:font-weight="normal"/>
    </style:style>
    <style:style style:name="P17" style:family="paragraph" style:parent-style-name="Text_20_body">
      <style:text-properties fo:font-variant="normal" fo:text-transform="none" fo:color="#000000" fo:font-size="10.5pt" fo:letter-spacing="normal" fo:font-style="normal" fo:font-weight="normal" style:font-weight-asian="normal" style:font-weight-complex="normal"/>
    </style:style>
    <style:style style:name="P18" style:family="paragraph" style:parent-style-name="Preformatted_20_Text">
      <style:paragraph-properties fo:background-color="#c0c0c0">
        <style:background-image/>
      </style:paragraph-properties>
      <style:text-properties fo:font-variant="normal" fo:text-transform="none" fo:color="#000000" style:font-name="FreeMono" fo:font-size="10.5pt" fo:letter-spacing="normal" fo:font-style="normal" fo:font-weight="normal"/>
    </style:style>
    <style:style style:name="P19" style:family="paragraph" style:parent-style-name="Preformatted_20_Text">
      <style:paragraph-properties fo:background-color="#c0c0c0">
        <style:background-image/>
      </style:paragraph-properties>
      <style:text-properties fo:font-variant="normal" fo:text-transform="none" fo:color="#000000" style:font-name="FreeMono" fo:font-size="10.5pt" fo:letter-spacing="normal" fo:language="en" fo:country="none" fo:font-style="normal" fo:font-weight="normal"/>
    </style:style>
    <style:style style:name="P20" style:family="paragraph" style:parent-style-name="Preformatted_20_Text">
      <style:paragraph-properties fo:text-align="justify" style:justify-single-word="false" fo:orphans="2" fo:widows="2" fo:background-color="#c0c0c0" fo:padding="0.132cm" fo:border="0.06pt solid #cccccc">
        <style:background-image/>
      </style:paragraph-properties>
      <style:text-properties fo:font-variant="normal" fo:text-transform="none" fo:color="#000000" style:font-name="FreeMono" fo:font-size="10.5pt" fo:letter-spacing="normal" fo:font-style="normal" fo:font-weight="normal"/>
    </style:style>
    <style:style style:name="P21" style:family="paragraph" style:parent-style-name="Preformatted_20_Text">
      <style:paragraph-properties fo:text-align="justify" style:justify-single-word="false" fo:orphans="2" fo:widows="2" fo:background-color="#c0c0c0" fo:padding="0.132cm" fo:border="0.06pt solid #cccccc">
        <style:background-image/>
      </style:paragraph-properties>
      <style:text-properties fo:font-variant="normal" fo:text-transform="none" fo:color="#000000" style:font-name="FreeMono" fo:letter-spacing="normal"/>
    </style:style>
    <style:style style:name="P22" style:family="paragraph" style:parent-style-name="Preformatted_20_Text">
      <style:paragraph-properties fo:text-align="justify" style:justify-single-word="false" fo:orphans="2" fo:widows="2" fo:background-color="#c0c0c0" fo:padding="0.132cm" fo:border="0.06pt solid #cccccc">
        <style:background-image/>
      </style:paragraph-properties>
      <style:text-properties style:font-name="FreeMono"/>
    </style:style>
    <style:style style:name="P23" style:family="paragraph" style:parent-style-name="Standard" style:list-style-name="L2"/>
    <style:style style:name="P24" style:family="paragraph" style:parent-style-name="Text_20_body" style:list-style-name="L1"/>
    <style:style style:name="P25" style:family="paragraph" style:parent-style-name="Text_20_body">
      <style:text-properties fo:font-variant="normal" fo:text-transform="none" fo:color="#000000" style:font-name="FreeMono" fo:font-size="10.5pt" fo:letter-spacing="normal" fo:font-style="normal" fo:font-weight="normal"/>
    </style:style>
    <style:style style:name="P26" style:family="paragraph" style:parent-style-name="Text_20_body">
      <style:paragraph-properties fo:background-color="#c0c0c0">
        <style:background-image/>
      </style:paragraph-properties>
    </style:style>
    <style:style style:name="P27" style:family="paragraph" style:parent-style-name="Heading_20_2">
      <style:text-properties fo:font-weight="normal" style:font-weight-asian="normal" style:font-weight-complex="normal"/>
    </style:style>
    <style:style style:name="P28" style:family="paragraph" style:parent-style-name="Heading_20_2">
      <style:text-properties fo:font-variant="normal" fo:text-transform="none" fo:color="#000000" fo:font-size="10.5pt" fo:letter-spacing="normal" fo:font-style="normal" fo:font-weight="normal"/>
    </style:style>
    <style:style style:name="P29" style:family="paragraph" style:parent-style-name="Preformatted_20_Text">
      <style:paragraph-properties fo:margin-top="0cm" fo:margin-bottom="0.499cm" fo:text-align="justify" style:justify-single-word="false" fo:orphans="2" fo:widows="2" fo:background-color="#c0c0c0" fo:padding="0.132cm" fo:border="0.06pt solid #cccccc">
        <style:background-image/>
      </style:paragraph-properties>
      <style:text-properties fo:font-variant="normal" fo:text-transform="none" fo:color="#000000" style:font-name="FreeMono" fo:font-size="10.5pt" fo:letter-spacing="normal" fo:language="en" fo:country="none" fo:font-style="normal" fo:font-weight="normal"/>
    </style:style>
    <style:style style:name="P30" style:family="paragraph" style:parent-style-name="Preformatted_20_Text">
      <style:paragraph-properties fo:margin-top="0cm" fo:margin-bottom="0.499cm" fo:text-align="justify" style:justify-single-word="false" fo:orphans="2" fo:widows="2" fo:background-color="#c0c0c0" fo:padding="0.132cm" fo:border="0.06pt solid #cccccc">
        <style:background-image/>
      </style:paragraph-properties>
      <style:text-properties fo:font-variant="normal" fo:text-transform="none" fo:color="#000000" style:font-name="FreeMono" fo:font-size="10.5pt" fo:letter-spacing="normal" fo:font-style="normal" fo:font-weight="normal"/>
    </style:style>
    <style:style style:name="P31" style:family="paragraph" style:parent-style-name="Preformatted_20_Text">
      <style:paragraph-properties fo:margin-top="0cm" fo:margin-bottom="0.499cm" fo:text-align="justify" style:justify-single-word="false" fo:orphans="2" fo:widows="2" fo:background-color="#c0c0c0" fo:padding="0.132cm" fo:border="0.06pt solid #cccccc">
        <style:background-image/>
      </style:paragraph-properties>
      <style:text-properties fo:font-variant="normal" fo:text-transform="none" fo:color="#000000" style:font-name="FreeMono" fo:letter-spacing="normal"/>
    </style:style>
    <style:style style:name="P32" style:family="paragraph" style:parent-style-name="Preformatted_20_Text">
      <style:paragraph-properties fo:margin-top="0cm" fo:margin-bottom="0.499cm" fo:text-align="justify" style:justify-single-word="false" fo:orphans="2" fo:widows="2" fo:background-color="#c0c0c0" fo:padding="0.132cm" fo:border="0.06pt solid #cccccc">
        <style:background-image/>
      </style:paragraph-properties>
      <style:text-properties fo:font-variant="normal" fo:text-transform="none" fo:color="#000000" fo:font-size="10.5pt" fo:letter-spacing="normal" fo:font-style="normal" fo:font-weight="normal"/>
    </style:style>
    <style:style style:name="P33" style:family="paragraph" style:parent-style-name="Preformatted_20_Text">
      <style:paragraph-properties fo:margin-left="0cm" fo:margin-right="0cm" fo:margin-top="0cm" fo:margin-bottom="0.499cm" fo:text-align="justify" style:justify-single-word="false" fo:orphans="2" fo:widows="2" fo:text-indent="0cm" style:auto-text-indent="false" fo:background-color="#c0c0c0" fo:padding="0.132cm" fo:border="0.06pt solid #cccccc">
        <style:background-image/>
      </style:paragraph-properties>
    </style:style>
    <style:style style:name="P34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 fo:background-color="#c0c0c0" fo:padding="0.132cm" fo:border="0.06pt solid #cccccc">
        <style:background-image/>
      </style:paragraph-properties>
    </style:style>
    <style:style style:name="P35" style:family="paragraph" style:parent-style-name="Preformatted_20_Text">
      <style:paragraph-properties fo:background-color="#c0c0c0">
        <style:background-image/>
      </style:paragraph-properties>
    </style:style>
    <style:style style:name="P36" style:family="paragraph" style:parent-style-name="Preformatted_20_Text">
      <style:paragraph-properties fo:text-align="justify" style:justify-single-word="false" fo:orphans="2" fo:widows="2" fo:background-color="#c0c0c0" fo:padding="0.132cm" fo:border="0.06pt solid #cccccc">
        <style:background-image/>
      </style:paragraph-properties>
      <style:text-properties style:font-name="FreeMono"/>
    </style:style>
    <style:style style:name="P37" style:family="paragraph" style:parent-style-name="Preformatted_20_Text">
      <style:paragraph-properties fo:text-align="justify" style:justify-single-word="false" fo:orphans="2" fo:widows="2" fo:background-color="#c0c0c0" fo:padding="0.132cm" fo:border="0.06pt solid #cccccc">
        <style:background-image/>
      </style:paragraph-properties>
      <style:text-properties fo:font-variant="normal" fo:text-transform="none" fo:color="#000000" style:font-name="FreeMono" fo:font-size="10.5pt" fo:letter-spacing="normal" fo:font-style="normal" fo:font-weight="normal"/>
    </style:style>
    <style:style style:name="P38" style:family="paragraph" style:parent-style-name="Preformatted_20_Text">
      <style:paragraph-properties fo:text-align="justify" style:justify-single-word="false" fo:orphans="2" fo:widows="2" fo:background-color="#c0c0c0" fo:padding="0.132cm" fo:border="0.06pt solid #cccccc">
        <style:background-image/>
      </style:paragraph-properties>
      <style:text-properties fo:font-variant="normal" fo:text-transform="none" fo:color="#000000" style:font-name="FreeMono" fo:letter-spacing="normal"/>
    </style:style>
    <style:style style:name="P39" style:family="paragraph" style:parent-style-name="Preformatted_20_Text">
      <style:paragraph-properties fo:text-align="justify" style:justify-single-word="false" fo:orphans="2" fo:widows="2" fo:background-color="#c0c0c0" fo:padding="0.132cm" fo:border="0.06pt solid #cccccc">
        <style:background-image/>
      </style:paragraph-properties>
      <style:text-properties fo:font-variant="normal" fo:text-transform="none" fo:color="#000000" fo:letter-spacing="normal"/>
    </style:style>
    <style:style style:name="P40" style:family="paragraph" style:parent-style-name="Preformatted_20_Text">
      <style:paragraph-properties fo:text-align="justify" style:justify-single-word="false" fo:orphans="2" fo:widows="2" fo:background-color="#c0c0c0" fo:padding="0.132cm" fo:border="0.06pt solid #cccccc">
        <style:background-image/>
      </style:paragraph-properties>
      <style:text-properties fo:font-variant="normal" fo:text-transform="none" fo:color="#000000" fo:font-size="10.5pt" fo:letter-spacing="normal" fo:font-style="normal" fo:font-weight="normal"/>
    </style:style>
    <style:style style:name="P41" style:family="paragraph" style:parent-style-name="Preformatted_20_Text">
      <style:paragraph-properties fo:text-align="justify" style:justify-single-word="false" fo:orphans="2" fo:widows="2" fo:background-color="#c0c0c0" fo:padding="0.132cm" fo:border="0.06pt solid #cccccc">
        <style:background-image/>
      </style:paragraph-properties>
    </style:style>
    <style:style style:name="P42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0.5pt" fo:letter-spacing="normal" fo:font-style="normal" fo:font-weight="normal" style:font-style-asian="normal" style:font-style-complex="normal"/>
    </style:style>
    <style:style style:name="T3" style:family="text">
      <style:text-properties fo:font-variant="normal" fo:text-transform="none" fo:color="#000000" style:font-name="Courier New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Courier New" fo:font-size="12pt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000000" style:font-name="Courier New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Courier New" fo:font-size="10.5pt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000000" fo:font-size="10.5pt" fo:letter-spacing="normal" fo:font-style="normal" fo:font-weight="normal"/>
    </style:style>
    <style:style style:name="T8" style:family="text">
      <style:text-properties fo:font-variant="normal" fo:text-transform="none" fo:color="#000000" fo:font-size="10.5pt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color="#000000" fo:font-size="10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fo:font-size="10.5pt" fo:letter-spacing="normal" fo:font-style="normal" fo:font-weight="bold"/>
    </style:style>
    <style:style style:name="T11" style:family="text">
      <style:text-properties fo:font-variant="normal" fo:text-transform="none" fo:color="#000000" style:font-name="FreeMono" fo:font-size="10.5pt" fo:letter-spacing="normal" fo:font-style="normal" fo:font-weight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0.5pt" fo:font-style="normal" fo:font-weight="normal"/>
    </style:style>
    <style:style style:name="T15" style:family="text">
      <style:text-properties fo:font-size="10.5pt" fo:font-style="normal" fo:font-weight="bold"/>
    </style:style>
    <style:style style:name="T16" style:family="text">
      <style:text-properties fo:font-size="10.5pt" fo:language="en" fo:country="none" fo:font-style="normal" fo:font-weight="normal"/>
    </style:style>
    <style:style style:name="T17" style:family="text">
      <style:text-properties fo:color="#008000" fo:font-size="10.5pt" fo:font-style="italic" fo:font-weight="normal"/>
    </style:style>
    <style:style style:name="T18" style:family="text">
      <style:text-properties fo:color="#008000" fo:font-size="10.5pt" fo:language="en" fo:country="none" fo:font-style="italic" fo:font-weight="normal"/>
    </style:style>
    <style:style style:name="T19" style:family="text">
      <style:text-properties fo:color="#008000" fo:font-style="italic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use-window-font-color="true" style:font-name="Times New Roman" fo:font-size="12pt" style:font-size-asian="12pt" style:font-size-complex="12pt"/>
    </style:style>
    <style:style style:name="T2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<text:tab/>Spring AOP</text:p>
      <text:p text:style-name="P1"><text:tab/><text:tab/></text:p>
      <text:p text:style-name="P1"><text:tab/><text:tab/>Przegląd i wprowadzaniema</text:p>
      <text:h text:style-name="Heading_20_1" text:outline-level="1">1. Wstęp</text:h>
      <text:p text:style-name="P1"><text:tab/></text:p>
      <text:p text:style-name="P1">Aspect Oriented Programing jest jedną ze składowych Spring Framework. Zastosowano tu podejście bardzo zbliżone do AspectJ. W Spring AOP podobnie jak w AspectJ wyróżniamy:</text:p>
      <text:p text:style-name="P1">Aspekty (ang. Aspect) – podstawowa jednostka konsolidująca pewne zachowanie (np. Llgowanie). </text:p>
      <text:p text:style-name="Standard"><text:span text:style-name="T12">Punkty złączeń (ang. </text:span><text:span text:style-name="Emphasis"><text:span text:style-name="T12">Join point) – punkty w których obiekty łączą się z aspektami. W Spring AOP to zawsze wywołania metod.</text:span></text:span></text:p>
      <text:p text:style-name="Standard"><text:span text:style-name="Emphasis"><text:span text:style-name="T12">Rady (ang. Advice) – akcje które są wykonywane w ramach pojedynczego punktu złączeń. Podobie jak w AspectJ rady to</text:span></text:span></text:p>
      <text:p text:style-name="Standard"><text:span text:style-name="Emphasis"><text:span text:style-name="T12">around – aspekt wywołuje otaczaną metodę w środku swojego kodu. Może decydować czy do wywoływania <text:s/>dojdzie (wywołanie metody proceed).</text:span></text:span></text:p>
      <text:p text:style-name="Standard"><text:span text:style-name="Emphasis"><text:span text:style-name="T12">before – przd wykonaniem metody</text:span></text:span></text:p>
      <text:p text:style-name="Standard"><text:span text:style-name="Emphasis"><text:span text:style-name="T12">after returing – po powrocie z metody</text:span></text:span></text:p>
      <text:p text:style-name="Standard"><text:span text:style-name="Emphasis"><text:span text:style-name="T12">after throwing – po wyrzuceniu wyjątku</text:span></text:span></text:p>
      <text:p text:style-name="Standard"><text:span text:style-name="Emphasis"><text:span text:style-name="T12">after <text:s/>- wywoływana zawsze niezależnie od sposobu zakończenia metody</text:span></text:span></text:p>
      <text:p text:style-name="Standard"><text:span text:style-name="Emphasis"><text:span text:style-name="T12">Rady są traktowane jako „przerywacze” które są chainowane dookoła punktu złączeń.</text:span></text:span></text:p>
      <text:p text:style-name="Standard"><text:span text:style-name="Emphasis"><text:span text:style-name="T12">Introductions – Spring AOP pozwala za pomocą aspektów wprowadzanie nowych interfejsów do obiektów.</text:span></text:span></text:p>
      <text:p text:style-name="Standard"><text:span text:style-name="Emphasis"><text:span text:style-name="T12">Target Obejcts – obiekt może być celem jednego lub więcej aspektów. Obiekty są zawsze opakowywane w proxy</text:span></text:span></text:p>
      <text:p text:style-name="Standard"><text:span text:style-name="Emphasis"><text:span text:style-name="T12">AOP proxy – obiekty które są tworzone po tkaniu to zawsze proxy (w Spring AOP to proxy dynamiczna z JDK lub CGLIB proxy)</text:span></text:span></text:p>
      <text:p text:style-name="Standard"><text:span text:style-name="Emphasis"><text:span text:style-name="T12">Tkanie – proces łączenia klas z aspektami. Podobnie jak AspectJ Spring AOP pozwala na tkanie:</text:span></text:span></text:p>
      <text:p text:style-name="Standard"><text:span text:style-name="Emphasis"><text:span text:style-name="T12">w czasie ładowania</text:span></text:span></text:p>
      <text:p text:style-name="Standard"><text:span text:style-name="Emphasis"><text:span text:style-name="T12">w czasie kompilacji</text:span></text:span></text:p>
      <text:p text:style-name="Standard"><text:span text:style-name="Emphasis"><text:span text:style-name="T12">lub w runtime</text:span></text:span></text:p>
      <text:p text:style-name="Standard"><text:span text:style-name="Emphasis"><text:span text:style-name="T12">Spring AOP jest zaimplementowany w czystej Javie oraz nie potrzebuje kontrolować hierarchię classloaderów – co daje możliwość używania go w każdym kontenerze aplikacyjnym czy środowisku uruchmieniowym. Radami można otaczać tylko metody, lecz w obecnym stylu programowania w Javwie każde liczące się pole w klasie ma setter i getter więc nie jest to duże ograniczenie.</text:span></text:span></text:p>
      <text:p text:style-name="Standard"><text:span text:style-name="Emphasis"><text:span text:style-name="T12">Głównym założeniem Spring AOP jest integracaja ze mechanizmem IoC dostarczanym przez Springa. Spring AOP nie ma być kompletną implementacją AOP. </text:span></text:span></text:p>
      <text:p text:style-name="Standard"><text:span text:style-name="Emphasis"><text:span text:style-name="T12">W Springu Aspecty są przeważnie deklarowane przy pomocy normalnej definicji beanów, istnieje jednak możliwość zastosowania <text:s/>autoproxing'u o czym będzie później). </text:span></text:span></text:p>
      <text:p text:style-name="Standard"><text:span text:style-name="Emphasis"><text:span text:style-name="T12">Spring AOP jest stworzony do rozwiązywania powszechnych problemów a aplikacjach J2EE. </text:span></text:span></text:p>
      <text:h text:style-name="Heading_20_1" text:outline-level="1"><text:span text:style-name="Emphasis"><text:span text:style-name="T12">2. AOP Proxies</text:span></text:span></text:h>
      <text:p text:style-name="Text_20_body"><text:span text:style-name="Emphasis"><text:span text:style-name="T12">Spring AOP jest proxy-based, tz że tkanie aspektów opiera się na opakowywaniu obiektów w proxy, które opakowuje wywołania metod, lub dodaje nowe interfejsy.</text:span></text:span></text:p>
      <text:p text:style-name="Text_20_body"><text:span text:style-name="Emphasis"><text:span text:style-name="T12">Normalne wywołanie metody:</text:span></text:span></text:p>
      <text:p text:style-name="Text_20_body"><text:span text:style-name="Emphasis"><text:span text:style-name="T12"/></text:span></text:p>
      <text:p text:style-name="Text_20_body"><text:soft-page-break/><text:span text:style-name="Emphasis"><text:span text:style-name="T12"><draw:frame draw:style-name="fr1" draw:name="grafika1" text:anchor-type="as-char" svg:y="-3.334cm" svg:width="12.383cm" svg:height="5.027cm" draw:z-index="0"><draw:image xlink:href="http://static.springsource.org/spring/docs/2.5.5/reference/images/aop-proxy-plain-pojo-call.png" xlink:type="simple" xlink:show="embed" xlink:actuate="onLoad"/></draw:frame></text:span></text:span></text:p>
      <text:p text:style-name="Text_20_body"><text:span text:style-name="Emphasis"><text:span text:style-name="T12">Wywołanie metody w proxy:</text:span></text:span></text:p>
      <text:p text:style-name="Text_20_body"><text:span text:style-name="Emphasis"><text:span text:style-name="T12"><draw:frame draw:style-name="fr2" draw:name="grafika2" text:anchor-type="as-char" svg:width="13.441cm" svg:height="5.08cm" draw:z-index="1"><draw:image xlink:href="http://static.springsource.org/spring/docs/2.5.5/reference/images/aop-proxy-call.png" xlink:type="simple" xlink:show="embed" xlink:actuate="onLoad"/></draw:frame></text:span></text:span></text:p>
      <text:p text:style-name="Text_20_body"><text:span text:style-name="Emphasis"><text:span text:style-name="T12">Spring AOP domyślnie wykorzystuje proxy dynamiczne JS2E. Niestety nie nadają się one do opakowywania klas, dlatego w takich przypadkach Sping AOP wykorzystuje <text:s/>CGLIB proxies. Można oczywiście wymusić stosowanie CGLIB.</text:span></text:span></text:p>
      <text:p text:style-name="Text_20_body"><text:span text:style-name="Emphasis"><text:span text:style-name="T12"/></text:span></text:p>
      <text:p text:style-name="Standard"><text:span text:style-name="Emphasis"><text:span text:style-name="T12"/></text:span></text:p>
      <text:h text:style-name="Heading_20_1" text:outline-level="1"><text:span text:style-name="Emphasis"><text:span text:style-name="T12">3. Praca z Spring AOP – adnotacje @AspecjJ </text:span></text:span></text:h>
      <text:p text:style-name="Text_20_body"><text:span text:style-name="Emphasis"><text:span text:style-name="T12">Jednym ze sposobów pracy z Spring AOP są adnotacje @AspectJ. Spring korzysta tylko z adnotacji więc środowisko jest dalej „czystym” środowiskiem Javy. Nie jest wymagany specjalny classloader, modyfikacje bytecode'u czy specjalna kompilacja. Spring gdy zidentyfikuje że bean jest <text:s/>oznaczony adnotacjami @AspectJ – automatyczne dodaje do niego odpowiednie aspekty.</text:span></text:span></text:p>
      <text:p text:style-name="Text_20_body"><text:span text:style-name="Emphasis"><text:span text:style-name="T12">Żeby włączyć obsługe adnotacji w konfiguracji dodajemy linijkę:</text:span></text:span></text:p>
      <text:p text:style-name="Preformatted_20_Text"><text:span text:style-name="Emphasis"><text:span text:style-name="T8">&lt;aop:aspectj-autoproxy/&gt;</text:span></text:span></text:p>
      <text:p text:style-name="Text_20_body"><text:span text:style-name="Emphasis"><text:span text:style-name="T12"><text:s/></text:span></text:span></text:p>
      <text:p text:style-name="Text_20_body"><text:span text:style-name="Emphasis"><text:span text:style-name="T12">lub gdy kożystamy z </text:span></text:span><text:span text:style-name="Emphasis"><text:span text:style-name="T8">DTD:</text:span></text:span></text:p>
      <text:p text:style-name="Preformatted_20_Text"><text:span text:style-name="Emphasis"><text:span text:style-name="T8">&lt;bean class="org.springframework.aop.aspectj.annotation.AnnotationAwareAspectJAutoProxyCreator" /&gt;</text:span></text:span></text:p>
      <text:p text:style-name="Text_20_body"><text:span text:style-name="Emphasis"><text:span text:style-name="T8"/></text:span></text:p>
      <text:p text:style-name="Text_20_body"><text:span text:style-name="Emphasis"><text:span text:style-name="T8">Oczywiscie musimy dodać do classpath'u <text:s/></text:span></text:span><text:span text:style-name="Teletype"><text:span text:style-name="T4">aspectjweaver.jar</text:span></text:span><text:span text:style-name="Emphasis"><text:span text:style-name="T6"> oraz </text:span></text:span><text:span text:style-name="Emphasis"><text:span text:style-name="T2"> </text:span></text:span><text:span text:style-name="Teletype"><text:span text:style-name="T4">aspectjrt.jar.</text:span></text:span></text:p>
      <text:p text:style-name="Text_20_body"><text:span text:style-name="Emphasis"><text:span text:style-name="T8"/></text:span></text:p>
      <text:h text:style-name="Heading_20_2" text:outline-level="2"><text:span text:style-name="Emphasis"><text:span text:style-name="T8">3.1 Deklaracja aspektu</text:span></text:span></text:h>
      <text:p text:style-name="Text_20_body"><text:span text:style-name="Emphasis"><text:span text:style-name="T8">Po napisaniu klasy i oznaczeniu jej adnotacją @Aspect <text:s/>zostanie automatycznie wykryty przez Springa. Musimy dodać standardową deklaracje beanów dla aspektu:</text:span></text:span></text:p>
      <text:p text:style-name="P7"><text:soft-page-break/><text:span text:style-name="Emphasis"><text:span text:style-name="T8">&lt;bean id="myAspect" class="org.xyz.NotVeryUsefulAspect"&gt;</text:span></text:span></text:p>
      <text:p text:style-name="P13"><text:s text:c="3"/><text:span text:style-name="T17">&lt;!-- configure properties of aspect here as normal --&gt;</text:span></text:p>
      <text:p text:style-name="P9">&lt;/bean&gt;</text:p>
      <text:p text:style-name="Text_20_body"><text:span text:style-name="Emphasis"><text:span text:style-name="T8">Przykładowa klasa:</text:span></text:span></text:p>
      <text:p text:style-name="P7"><text:span text:style-name="Emphasis"><text:span text:style-name="T8">package org.xyz;</text:span></text:span></text:p>
      <text:p text:style-name="P14">import org.aspectj.lang.annotation.Aspect;</text:p>
      <text:p text:style-name="P15"/>
      <text:p text:style-name="P14">@Aspect</text:p>
      <text:p text:style-name="P14">public class NotVeryUsefulAspect {</text:p>
      <text:p text:style-name="P15"/>
      <text:p text:style-name="P9">}</text:p>
      <text:p text:style-name="Text_20_body">Aspekty są normalnymi klasami. W Spring AOP aspekty <text:span text:style-name="T20">nie mogą być celem rad innych aspektów</text:span><text:span text:style-name="T13">, co jest sporym ograniczeniem.</text:span></text:p>
      <text:h text:style-name="P27" text:outline-level="2">3.2 <text:s/>Punkty złączeń</text:h>
      <text:p text:style-name="Text_20_body"><text:span text:style-name="T13">Do deklaracji punktów złączeń wykorzystujemy adnotacje </text:span><text:span text:style-name="T9">@Pointcut, którą oznaczamy żądaną metodę (w Spring AOP punktami złączeń mogą być tylko metody). </text:span></text:p>
      <text:p text:style-name="P17">Przykład:</text:p>
      <text:p text:style-name="P3"><text:span text:style-name="T21">@Pointcut("execution(* transfer(..))")</text:span><text:span text:style-name="T19">// the pointcut expression</text:span></text:p>
      <text:p text:style-name="P9">private void anyOldTransfer() {}</text:p>
      <text:p text:style-name="Preformatted_20_Text"><text:span text:style-name="T22">Pełna specyfikacja @Pointcut jest dostępna pod adresem </text:span><text:a xlink:type="simple" xlink:href="http://www.eclipse.org/aspectj/doc/released/progguide/index.html">http://www.eclipse.org/aspectj/doc/released/progguide/index.html</text:a><text:span text:style-name="T22">.</text:span></text:p>
      <text:p text:style-name="P5"/>
      <text:p text:style-name="P5">Do specyfikacji celu punktu złączeń możemy stosować operatory *, &amp;&amp;, ||, !, przykład:</text:p>
      <text:p text:style-name="Preformatted_20_Text"/>
      <text:p text:style-name="P4"><text:s text:c="4"/>@Pointcut("execution(public * *(..))")</text:p>
      <text:p text:style-name="P13"><text:s text:c="4"/><text:span text:style-name="T14">private void anyPublicOperation() {}</text:span></text:p>
      <text:p text:style-name="P13"><text:s text:c="4"/></text:p>
      <text:p text:style-name="P13"><text:s text:c="4"/><text:span text:style-name="T14">@Pointcut("within(com.xyz.someapp.trading..*)")</text:span></text:p>
      <text:p text:style-name="P13"><text:s text:c="4"/><text:span text:style-name="T14">private void inTrading() {}</text:span></text:p>
      <text:p text:style-name="P13"><text:s text:c="4"/></text:p>
      <text:p text:style-name="P13"><text:s text:c="4"/><text:span text:style-name="T14">@Pointcut("anyPublicOperation() &amp;&amp; inTrading()")</text:span></text:p>
      <text:p text:style-name="P10"><text:s text:c="4"/><text:span text:style-name="T14">private void tradingOperation() {}</text:span></text:p>
      <text:h text:style-name="Heading_20_1" text:outline-level="1"><text:line-break/>4. Rady</text:h>
      <text:h text:style-name="Heading_20_2" text:outline-level="2">4.1 Before</text:h>
      <text:p text:style-name="Text_20_body">Metodą najmniejszego zaskoczenia korzystamy z @Before</text:p>
      <text:p text:style-name="P8">import org.aspectj.lang.annotation.Aspect;</text:p>
      <text:p text:style-name="P14">import org.aspectj.lang.annotation.Before;</text:p>
      <text:p text:style-name="P15"/>
      <text:p text:style-name="P14">@Aspect</text:p>
      <text:p text:style-name="P14">public class BeforeExample {</text:p>
      <text:p text:style-name="P15"/>
      <text:p text:style-name="P13"><text:soft-page-break/><text:s text:c="2"/><text:span text:style-name="T14">@Before("execution(* com.xyz.myapp.dao.*.*(..))")</text:span></text:p>
      <text:p text:style-name="P13"><text:s text:c="2"/><text:span text:style-name="T14">public void doAccessCheck() {</text:span></text:p>
      <text:p text:style-name="P13"><text:s text:c="4"/><text:span text:style-name="T17">// ...</text:span></text:p>
      <text:p text:style-name="P13"><text:s text:c="2"/><text:span text:style-name="T14">}</text:span></text:p>
      <text:p text:style-name="P15"/>
      <text:p text:style-name="P9">}</text:p>
      <text:h text:style-name="Heading_20_2" text:outline-level="2">4.2 After</text:h>
      <text:p text:style-name="Text_20_body">Adnotacja @AfterXX gdzie XX to</text:p>
      <text:list xml:id="list1614253922" text:style-name="L1">
        <text:list-item>
          <text:p text:style-name="P24">returnig – po zwróceniu wartości bez wyjątku</text:p>
        </text:list-item>
        <text:list-item>
          <text:p text:style-name="P24">throwing – po rzuceniu wyjątku przez metodę </text:p>
        </text:list-item>
        <text:list-item>
          <text:p text:style-name="P24">finally – zawsze po wykonaniu metody</text:p>
        </text:list-item>
      </text:list>
      <text:p text:style-name="Text_20_body"/>
      <text:p text:style-name="P3">import org.aspectj.lang.annotation.Aspect;</text:p>
      <text:p text:style-name="P14">import org.aspectj.lang.annotation.AfterReturning;</text:p>
      <text:p text:style-name="P15"/>
      <text:p text:style-name="P14">@Aspect</text:p>
      <text:p text:style-name="P14">public class AfterXXExample {</text:p>
      <text:p text:style-name="P15"/>
      <text:p text:style-name="P13"><text:s text:c="2"/><text:span text:style-name="T14">@AfterXX(</text:span></text:p>
      <text:p text:style-name="P13"><text:s text:c="4"/><text:span text:style-name="T14">pointcut="com.xyz.myapp.SystemArchitecture.dataAccessOperation()",</text:span></text:p>
      <text:p text:style-name="P13"><text:s text:c="4"/><text:span text:style-name="T14">returning="retVal")</text:span></text:p>
      <text:p text:style-name="P13"><text:s text:c="2"/><text:span text:style-name="T14">public void doXX(Object retVal) {</text:span></text:p>
      <text:p text:style-name="P13"><text:s text:c="4"/><text:span text:style-name="T17">// ...</text:span></text:p>
      <text:p text:style-name="P13"><text:s text:c="2"/><text:span text:style-name="T14">}</text:span></text:p>
      <text:p text:style-name="P13"><text:s text:c="2"/></text:p>
      <text:p text:style-name="P9">}</text:p>
      <text:p text:style-name="Text_20_body">@<text:span text:style-name="T7">AfterThrowing – przechwytywanie wyjątku:</text:span></text:p>
      <text:p text:style-name="P3">import org.aspectj.lang.annotation.Aspect;</text:p>
      <text:p text:style-name="P14">import org.aspectj.lang.annotation.AfterThrowing;</text:p>
      <text:p text:style-name="P15"/>
      <text:p text:style-name="P14">@Aspect</text:p>
      <text:p text:style-name="P14">public class AfterThrowingExample {</text:p>
      <text:p text:style-name="P15"/>
      <text:p text:style-name="P13"><text:s text:c="2"/><text:span text:style-name="T14">@AfterThrowing(</text:span></text:p>
      <text:p text:style-name="P13"><text:s text:c="4"/><text:span text:style-name="T14">pointcut="com.xyz.myapp.SystemArchitecture.dataAccessOperation()",</text:span></text:p>
      <text:p text:style-name="P13"><text:s text:c="4"/><text:span text:style-name="T14">throwing="ex")</text:span></text:p>
      <text:p text:style-name="P13"><text:s text:c="2"/><text:span text:style-name="T14">public void doRecoveryActions(DataAccessException ex) {</text:span></text:p>
      <text:p text:style-name="P13"><text:s text:c="4"/><text:span text:style-name="T17">// ...</text:span></text:p>
      <text:p text:style-name="P13"><text:s text:c="2"/><text:span text:style-name="T14">}</text:span></text:p>
      <text:p text:style-name="P15"/>
      <text:p text:style-name="P9">}</text:p>
      <text:p text:style-name="P16">Nazwy parametru metody oraz wartość parametru ex muszą być jednakowe!</text:p>
      <text:p text:style-name="P16"/>
      <text:h text:style-name="P28" text:outline-level="2">4.3 Around</text:h>
      <text:p text:style-name="P16">Spring zaleca korzystania z najmniejszej możliwego „działa” - kiedy wystarczy before korzystaj z before!</text:p>
      <text:p text:style-name="Text_20_body"><text:soft-page-break/><text:span text:style-name="T7">Metoda adnotowana jako @Around powinna przyjmować parametr <text:s/>typu <text:s/></text:span><text:span text:style-name="T5">ProceedingJoinPoint. </text:span><text:span text:style-name="T7">Sgdy chcemy wywołać metodę wywołujemy proced() na <text:s/></text:span><text:span text:style-name="T5">ProceedingJoinPoint</text:span><text:span text:style-name="T7">. Proceed przyjmuje Object[] - jako listę parametrów do wywołania.</text:span></text:p>
      <text:p text:style-name="P16"/>
      <text:p text:style-name="P3">import org.aspectj.lang.annotation.Aspect;</text:p>
      <text:p text:style-name="P14">import org.aspectj.lang.annotation.Around;</text:p>
      <text:p text:style-name="P14">import org.aspectj.lang.ProceedingJoinPoint;</text:p>
      <text:p text:style-name="P15"/>
      <text:p text:style-name="P14">@Aspect</text:p>
      <text:p text:style-name="P14">public class AroundExample {</text:p>
      <text:p text:style-name="P15"/>
      <text:p text:style-name="P13"><text:s text:c="2"/><text:span text:style-name="T14">@Around("com.xyz.myapp.SystemArchitecture.businessService()")</text:span></text:p>
      <text:p text:style-name="P13"><text:s text:c="2"/><text:span text:style-name="T14">public Object doBasicProfiling(ProceedingJoinPoint pjp) throws Throwable {</text:span></text:p>
      <text:p text:style-name="P13"><text:s text:c="4"/><text:span text:style-name="T14">// start stopwatch</text:span></text:p>
      <text:p text:style-name="P13"><text:s text:c="4"/><text:span text:style-name="T14">Object retVal = pjp.proceed();</text:span></text:p>
      <text:p text:style-name="P13"><text:s text:c="4"/><text:span text:style-name="T14">// stop stopwatch</text:span></text:p>
      <text:p text:style-name="P13"><text:s text:c="4"/><text:span text:style-name="T14">return retVal;</text:span></text:p>
      <text:p text:style-name="P13"><text:s text:c="2"/><text:span text:style-name="T14">}</text:span></text:p>
      <text:p text:style-name="P15"/>
      <text:p text:style-name="P9">}</text:p>
      <text:p text:style-name="P16"/>
      <text:h text:style-name="Heading_20_2" text:outline-level="2">4.4 Dostęp do Punktu Złączenia</text:h>
      <text:p text:style-name="Text_20_body"><text:span text:style-name="T7">Każda metoda może mieć dostęp do aktualnego punktu złączeń. Musi tylko jako pierwszy parametr przyjmować typ </text:span><text:span text:style-name="T5">ProceedingJoinPoint </text:span><text:span text:style-name="T7">(patrz around).</text:span></text:p>
      <text:p text:style-name="P16"/>
      <text:h text:style-name="Heading_20_2" text:outline-level="2">4.5 Parametry rad</text:h>
      <text:p text:style-name="P16">Do rad można przekazywać parametry. Przykład:</text:p>
      <text:p text:style-name="P3">@Before("com.xyz.myapp.SystemArchitecture.dataAccessOperation() &amp;&amp;" + </text:p>
      <text:p text:style-name="P13"><text:s text:c="8"/><text:span text:style-name="T14">"args(account,..)")</text:span></text:p>
      <text:p text:style-name="P14">public void validateAccount(Account account) {</text:p>
      <text:p text:style-name="P13"><text:s text:c="2"/><text:span text:style-name="T17">// ...</text:span></text:p>
      <text:p text:style-name="P9">}</text:p>
      <text:p text:style-name="P16"/>
      <text:h text:style-name="Heading_20_3" text:outline-level="3">4.6 Wprowadzenia (ang. Introductions)</text:h>
      <text:p text:style-name="Text_20_body">Spring AOP pozawala na zastosowanie aspektów do implementowania interfejsów – tz możemy oznaczyć obiekt danym aspektem który doda implementacje interfejsu do obiektu.</text:p>
      <text:p text:style-name="Text_20_body">Przykład:</text:p>
      <text:p text:style-name="P3">@Aspect</text:p>
      <text:p text:style-name="P14">public class UsageTracking {</text:p>
      <text:p text:style-name="P15"/>
      <text:p text:style-name="P13"><text:s text:c="2"/><text:span text:style-name="T14">@DeclareParents(value="com.xzy.myapp.service.*+",</text:span></text:p>
      <text:p text:style-name="P13"><text:s text:c="18"/><text:span text:style-name="T14">defaultImpl=DefaultUsageTracked.class)</text:span></text:p>
      <text:p text:style-name="P13"><text:s text:c="2"/><text:span text:style-name="T14">public static UsageTracked mixin;</text:span></text:p>
      <text:p text:style-name="P13"><text:s text:c="2"/></text:p>
      <text:p text:style-name="P13"><text:soft-page-break/><text:s text:c="2"/><text:span text:style-name="T14">@Before("com.xyz.myapp.SystemArchitecture.businessService() &amp;&amp;" +</text:span></text:p>
      <text:p text:style-name="P13"><text:s text:c="10"/><text:span text:style-name="T14">"this(usageTracked)")</text:span></text:p>
      <text:p text:style-name="P13"><text:s text:c="2"/><text:span text:style-name="T14">public void recordUsage(UsageTracked usageTracked) {</text:span></text:p>
      <text:p text:style-name="P13"><text:s text:c="4"/><text:span text:style-name="T14">usageTracked.incrementUseCount();</text:span></text:p>
      <text:p text:style-name="P13"><text:s text:c="2"/><text:span text:style-name="T14">}</text:span></text:p>
      <text:p text:style-name="P13"><text:s text:c="2"/></text:p>
      <text:p text:style-name="P9">}</text:p>
      <text:p text:style-name="Text_20_body"/>
      <text:p text:style-name="P16"/>
      <text:p text:style-name="P16">Duży przykład:</text:p>
      <text:p text:style-name="P3">@Aspect</text:p>
      <text:p text:style-name="P14">public class ConcurrentOperationExecutor implements Ordered {</text:p>
      <text:p text:style-name="P13"><text:s text:c="3"/></text:p>
      <text:p text:style-name="P13"><text:s text:c="3"/><text:span text:style-name="T14">private static final int DEFAULT_MAX_RETRIES = 2;</text:span></text:p>
      <text:p text:style-name="P15"/>
      <text:p text:style-name="P13"><text:s text:c="3"/><text:span text:style-name="T14">private int maxRetries = DEFAULT_MAX_RETRIES;</text:span></text:p>
      <text:p text:style-name="P13"><text:s text:c="3"/><text:span text:style-name="T14">private int order = 1;</text:span></text:p>
      <text:p text:style-name="P15"/>
      <text:p text:style-name="P13"><text:s text:c="3"/><text:span text:style-name="T14">public void setMaxRetries(int maxRetries) {</text:span></text:p>
      <text:p text:style-name="P13"><text:s text:c="6"/><text:span text:style-name="T14">this.maxRetries = maxRetries;</text:span></text:p>
      <text:p text:style-name="P13"><text:s text:c="3"/><text:span text:style-name="T14">}</text:span></text:p>
      <text:p text:style-name="P13"><text:s text:c="3"/></text:p>
      <text:p text:style-name="P13"><text:s text:c="3"/><text:span text:style-name="T14">public int getOrder() {</text:span></text:p>
      <text:p text:style-name="P13"><text:s text:c="6"/><text:span text:style-name="T14">return this.order;</text:span></text:p>
      <text:p text:style-name="P13"><text:s text:c="3"/><text:span text:style-name="T14">}</text:span></text:p>
      <text:p text:style-name="P13"><text:s text:c="3"/></text:p>
      <text:p text:style-name="P13"><text:s text:c="3"/><text:span text:style-name="T14">public void setOrder(int order) {</text:span></text:p>
      <text:p text:style-name="P13"><text:s text:c="6"/><text:span text:style-name="T14">this.order = order;</text:span></text:p>
      <text:p text:style-name="P13"><text:s text:c="3"/><text:span text:style-name="T14">}</text:span></text:p>
      <text:p text:style-name="P13"><text:s text:c="3"/></text:p>
      <text:p text:style-name="P13"><text:s text:c="3"/><text:span text:style-name="T14">@Around("com.xyz.myapp.SystemArchitecture.businessService()")</text:span></text:p>
      <text:p text:style-name="P13"><text:s text:c="3"/><text:span text:style-name="T14">public Object doConcurrentOperation(ProceedingJoinPoint pjp) throws Throwable { </text:span></text:p>
      <text:p text:style-name="P13"><text:s text:c="6"/><text:span text:style-name="T14">int numAttempts = 0;</text:span></text:p>
      <text:p text:style-name="P13"><text:s text:c="6"/><text:span text:style-name="T14">PessimisticLockingFailureException lockFailureException;</text:span></text:p>
      <text:p text:style-name="P13"><text:s text:c="6"/><text:span text:style-name="T14">do {</text:span></text:p>
      <text:p text:style-name="P13"><text:s text:c="9"/><text:span text:style-name="T14">numAttempts++;</text:span></text:p>
      <text:p text:style-name="P13"><text:s text:c="9"/><text:span text:style-name="T14">try { </text:span></text:p>
      <text:p text:style-name="P13"><text:s text:c="12"/><text:span text:style-name="T14">return pjp.proceed();</text:span></text:p>
      <text:p text:style-name="P13"><text:s text:c="9"/><text:span text:style-name="T14">}</text:span></text:p>
      <text:p text:style-name="P13"><text:s text:c="9"/><text:span text:style-name="T14">catch(PessimisticLockingFailureException ex) {</text:span></text:p>
      <text:p text:style-name="P13"><text:s text:c="12"/><text:span text:style-name="T14">lockFailureException = ex;</text:span></text:p>
      <text:p text:style-name="P13"><text:s text:c="9"/><text:span text:style-name="T14">}</text:span></text:p>
      <text:p text:style-name="P13"><text:s text:c="6"/><text:span text:style-name="T14">}</text:span></text:p>
      <text:p text:style-name="P13"><text:s text:c="6"/><text:span text:style-name="T14">while(numAttempts &lt;= this.maxRetries);</text:span></text:p>
      <text:p text:style-name="P13"><text:s text:c="6"/><text:span text:style-name="T14">throw lockFailureException;</text:span></text:p>
      <text:p text:style-name="P13"><text:s text:c="3"/><text:span text:style-name="T14">}</text:span></text:p>
      <text:p text:style-name="P15"/>
      <text:p text:style-name="P9">}</text:p>
      <text:p text:style-name="P16"/>
      <text:p text:style-name="P16"/>
      <text:h text:style-name="P42" text:outline-level="1">5. Schema-based definiowanie aspektów</text:h>
      <text:p text:style-name="Text_20_body"/>
      <text:p text:style-name="Text_20_body">Aspekty mogą generowane także kożystając z plików XML. Do pracy z nimi potrzebujemy zaimortować odpowiednią shema XML'ową:</text:p>
      <text:p text:style-name="P18">&lt;?xml version="1.0" encoding="UTF-8"?&gt;</text:p>
      <text:p text:style-name="P20">&lt;beans xmlns="http://www.springframework.org/schema/beans"</text:p>
      <text:p text:style-name="P21"><text:s text:c="11"/><text:span text:style-name="T14">xmlns:xsi="http://www.w3.org/2001/XMLSchema-instance"</text:span></text:p>
      <text:p text:style-name="P21"><text:s text:c="11"/><text:span text:style-name="T15">xmlns:aop="http://www.springframework.org/schema/aop"</text:span></text:p>
      <text:p text:style-name="P21"><text:s text:c="11"/><text:span text:style-name="T14">xsi:schemaLocation="</text:span></text:p>
      <text:p text:style-name="P20">http://www.springframework.org/schema/beans http://www.springframework.org/schema/beans/spring-beans-2.5.xsd</text:p>
      <text:p text:style-name="P12"><text:span text:style-name="T10">http://www.springframework.org/schema/aop </text:span><text:a xlink:type="simple" xlink:href="http://www.springf/">http://www.springf</text:a><text:span text:style-name="T10">ramework.org/schema/aop/spring-aop-2.5.xsd"</text:span><text:span text:style-name="T7">&gt;</text:span></text:p>
      <text:p text:style-name="Text_20_body">Wszytkie taki związane z aop zyją w przestrzeni nazw „aop” w tagu &lt;aop:config&gt;</text:p>
      <text:p text:style-name="Text_20_body"/>
      <text:h text:style-name="Heading_20_2" text:outline-level="2">5.1 Deklarowanie aspektu</text:h>
      <text:p text:style-name="P18">&lt;aop:config&gt;</text:p>
      <text:p text:style-name="P21"><text:s text:c="2"/><text:span text:style-name="T14">&lt;aop:aspect id="myAspect" ref="aBean"&gt;</text:span></text:p>
      <text:p text:style-name="P21"><text:s text:c="4"/><text:span text:style-name="T14">...</text:span></text:p>
      <text:p text:style-name="P21"><text:s text:c="2"/><text:span text:style-name="T14">&lt;/aop:aspect&gt;</text:span></text:p>
      <text:p text:style-name="P20">&lt;/aop:config&gt;</text:p>
      <text:p text:style-name="P22"/>
      <text:p text:style-name="P20">&lt;bean id="aBean" class="..."&gt;</text:p>
      <text:p text:style-name="P21"><text:s text:c="2"/><text:span text:style-name="T14">...</text:span></text:p>
      <text:p text:style-name="P11">&lt;/bean&gt;</text:p>
      <text:p text:style-name="P25"/>
      <text:h text:style-name="Heading_20_2" text:outline-level="2">5.2 Deklarowanie punktu złączeń</text:h>
      <text:p text:style-name="P25"/>
      <text:p text:style-name="P18">&lt;aop:config&gt;</text:p>
      <text:p text:style-name="P22"/>
      <text:p text:style-name="P21"><text:s text:c="2"/><text:span text:style-name="T14">&lt;aop:pointcut id="businessService" </text:span></text:p>
      <text:p text:style-name="P21"><text:s text:c="8"/><text:span text:style-name="T14">expression="execution(* com.xyz.myapp.service.*.*(..))"/&gt;</text:span></text:p>
      <text:p text:style-name="P22"/>
      <text:p text:style-name="P11">&lt;/aop:config&gt;</text:p>
      <text:p text:style-name="Text_20_body">Korzystanie z &amp;&amp; czy || nie pasuje do XML dlatego możemy kożystać z and, or oraz not.</text:p>
      <text:p text:style-name="Text_20_body"/>
      <text:h text:style-name="Heading_20_2" text:outline-level="2">5.3 Rady</text:h>
      <text:p text:style-name="Text_20_body">Składnia i semantyka rad jest analogiczna do sposobu deklarowania z adnotacjami @AspectJ</text:p>
      <text:p text:style-name="Text_20_body"/>
      <text:p text:style-name="Text_20_body">Przykłady:</text:p>
      <text:p text:style-name="P25"/>
      <text:p text:style-name="P6"><text:soft-page-break/><text:span text:style-name="T23">before</text:span>: </text:p>
      <text:p text:style-name="P6"/>
      <text:p text:style-name="P18">&lt;aop:aspect id="beforeExample" ref="aBean"&gt;</text:p>
      <text:p text:style-name="P22"/>
      <text:p text:style-name="P21"><text:s text:c="4"/><text:span text:style-name="T14">&lt;aop:before </text:span></text:p>
      <text:p text:style-name="P21"><text:s text:c="6"/><text:span text:style-name="T14">pointcut-ref="dataAccessOperation" </text:span></text:p>
      <text:p text:style-name="P21"><text:s text:c="6"/><text:span text:style-name="T14">method="doAccessCheck"/&gt;</text:span></text:p>
      <text:p text:style-name="P21"><text:s text:c="10"/></text:p>
      <text:p text:style-name="P21"><text:s text:c="4"/><text:span text:style-name="T14">...</text:span></text:p>
      <text:p text:style-name="P21"><text:s text:c="4"/></text:p>
      <text:p text:style-name="P11">&lt;/aop:aspect&gt;</text:p>
      <text:p text:style-name="P25"/>
      <text:p text:style-name="Text_20_body">after returing:</text:p>
      <text:p text:style-name="P18">&lt;aop:aspect id="afterReturningExample" ref="aBean"&gt;</text:p>
      <text:p text:style-name="P22"/>
      <text:p text:style-name="P21"><text:s text:c="4"/><text:span text:style-name="T14">&lt;aop:after-returning </text:span></text:p>
      <text:p text:style-name="P21"><text:s text:c="6"/><text:span text:style-name="T14">pointcut-ref="dataAccessOperation" </text:span></text:p>
      <text:p text:style-name="P21"><text:s text:c="6"/><text:span text:style-name="T14">method="doAccessCheck"/&gt;</text:span></text:p>
      <text:p text:style-name="P21"><text:s text:c="10"/></text:p>
      <text:p text:style-name="P21"><text:s text:c="4"/><text:span text:style-name="T14">...</text:span></text:p>
      <text:p text:style-name="P21"><text:s text:c="4"/></text:p>
      <text:p text:style-name="P11">&lt;/aop:aspect&gt;</text:p>
      <text:p text:style-name="Text_20_body">after throwing</text:p>
      <text:p text:style-name="P3"/>
      <text:p text:style-name="P18">&lt;aop:aspect id="afterThrowingExample" ref="aBean"&gt;</text:p>
      <text:p text:style-name="P22"/>
      <text:p text:style-name="P21"><text:s text:c="4"/><text:span text:style-name="T14">&lt;aop:after-throwing </text:span></text:p>
      <text:p text:style-name="P21"><text:s text:c="6"/><text:span text:style-name="T14">pointcut-ref="dataAccessOperation"</text:span></text:p>
      <text:p text:style-name="P21"><text:s text:c="6"/><text:span text:style-name="T14">throwing="dataAccessEx" </text:span></text:p>
      <text:p text:style-name="P21"><text:s text:c="6"/><text:span text:style-name="T14">method="doRecoveryActions"/&gt;</text:span></text:p>
      <text:p text:style-name="P21"><text:s text:c="10"/></text:p>
      <text:p text:style-name="P21"><text:s text:c="4"/><text:span text:style-name="T14">...</text:span></text:p>
      <text:p text:style-name="P21"><text:s text:c="4"/></text:p>
      <text:p text:style-name="P11">&lt;/aop:aspect&gt;</text:p>
      <text:p text:style-name="P3"/>
      <text:p text:style-name="Text_20_body">after</text:p>
      <text:p text:style-name="P3"/>
      <text:p text:style-name="P18">&lt;aop:aspect id="afterFinallyExample" ref="aBean"&gt;</text:p>
      <text:p text:style-name="P22"/>
      <text:p text:style-name="P21"><text:s text:c="4"/><text:span text:style-name="T14">&lt;aop:after</text:span></text:p>
      <text:p text:style-name="P21"><text:s text:c="6"/><text:span text:style-name="T14">pointcut-ref="dataAccessOperation" </text:span></text:p>
      <text:p text:style-name="P21"><text:s text:c="6"/><text:span text:style-name="T14">method="doReleaseLock"/&gt;</text:span></text:p>
      <text:p text:style-name="P21"><text:s text:c="10"/></text:p>
      <text:p text:style-name="P21"><text:s text:c="4"/><text:span text:style-name="T14">...</text:span></text:p>
      <text:p text:style-name="P21"><text:s text:c="4"/></text:p>
      <text:p text:style-name="P11">&lt;/aop:aspect&gt;</text:p>
      <text:p text:style-name="P3"/>
      <text:p text:style-name="Text_20_body">around:</text:p>
      <text:p text:style-name="P3"/>
      <text:p text:style-name="P18">&lt;aop:aspect id="aroundExample" ref="aBean"&gt;</text:p>
      <text:p text:style-name="P22"/>
      <text:p text:style-name="P21"><text:soft-page-break/><text:s text:c="4"/><text:span text:style-name="T14">&lt;aop:around</text:span></text:p>
      <text:p text:style-name="P21"><text:s text:c="6"/><text:span text:style-name="T14">pointcut-ref="businessService" </text:span></text:p>
      <text:p text:style-name="P21"><text:s text:c="6"/><text:span text:style-name="T14">method="doBasicProfiling"/&gt;</text:span></text:p>
      <text:p text:style-name="P21"><text:s text:c="10"/></text:p>
      <text:p text:style-name="P21"><text:s text:c="4"/><text:span text:style-name="T14">...</text:span></text:p>
      <text:p text:style-name="P21"><text:s text:c="4"/></text:p>
      <text:p text:style-name="P11">&lt;/aop:aspect&gt;</text:p>
      <text:p text:style-name="P3"/>
      <text:p text:style-name="Text_20_body">oraz aspekt</text:p>
      <text:p text:style-name="P19">public Object doBasicProfiling(ProceedingJoinPoint pjp) throws Throwable {</text:p>
      <text:p text:style-name="P21"><text:s text:c="4"/><text:span text:style-name="T18">// start stopwatch</text:span></text:p>
      <text:p text:style-name="P21"><text:s text:c="4"/><text:span text:style-name="T16">Object retVal = pjp.proceed();</text:span></text:p>
      <text:p text:style-name="P21"><text:s text:c="4"/><text:span text:style-name="T18">// stop stopwatch</text:span></text:p>
      <text:p text:style-name="P21"><text:s text:c="4"/><text:span text:style-name="T16">return retVal;</text:span></text:p>
      <text:p text:style-name="P29">}</text:p>
      <text:p text:style-name="P2"/>
      <text:h text:style-name="Heading_20_1" text:outline-level="1"><text:span text:style-name="Emphasis">6. Który styl wybrać?</text:span></text:h>
      <text:p text:style-name="Text_20_body"><text:span text:style-name="Emphasis">Pierwszym kryterium jest wersja Javy z którą pracujemy. Jeżeli nie korzystasz z Javy 1.5+ to musisz zdecydować się na XML. </text:span></text:p>
      <text:p text:style-name="Text_20_body"><text:span text:style-name="Emphasis">XML jest lepszy gdy konfiguracja aspektów może się często zmieniać, tj. Chcesz zmieniać konfigurację aspektów bez rekompilowania kodu, lub gdy zamierzasz wykorzystywać aspekty do np. profilowania. W XML oddzielasz konfigurację aspektów od ich kodu co może mieć swoje dobre i złe strony. </text:span></text:p>
      <text:p text:style-name="Text_20_body"><text:span text:style-name="Emphasis">XML łamie zasadę DRY (poprzez rozdzielenie konfiguracji od implementacji, korzystając @AspectJ wszystkie informację trzymamy w jednym miejscu). XML jest też bardziej ograniczony (w XML aspekty muszą być singletonami, oraz nie ma możliwości łączenia nazwanych punktów złączeń).</text:span></text:p>
      <text:p text:style-name="Text_20_body"><text:span text:style-name="Emphasis">Jeżeli uznamy że Spring AOP nie jest wystarczający do naszych potrzeb, przy przejściu korzystając z @AspectJ nie musimy przepisywać deklaracji aspektów.</text:span></text:p>
      <text:p text:style-name="Text_20_body"><text:span text:style-name="Emphasis">Ogólnie zalecane jest korzystanie z adnotacji.</text:span></text:p>
      <text:h text:style-name="P42" text:outline-level="1"><text:span text:style-name="Emphasis">7. AspectJ w Springu</text:span></text:h>
      <text:p text:style-name="Text_20_body"><text:span text:style-name="Emphasis">Spring przychodzi z małą biblioteką AspectJ którą możemy włączyć do naszegoprojektu. </text:span></text:p>
      <text:p text:style-name="Text_20_body"><text:span text:style-name="Emphasis"/></text:p>
      <text:h text:style-name="Heading_20_2" text:outline-level="2"><text:span text:style-name="Emphasis">7.1 Configurable</text:span></text:h>
      <text:p text:style-name="Text_20_body"><text:span text:style-name="Emphasis">Spring pozwala przy wykorzystaniu AspectJ na konigurwanie isteniejących obiektów na podstawie protoypu.</text:span></text:p>
      <text:p text:style-name="Text_20_body"><text:span text:style-name="Emphasis"/></text:p>
      <text:p text:style-name="P35"><text:span text:style-name="Emphasis"><text:span text:style-name="T11">package com.xyz.myapp.domain;</text:span></text:span></text:p>
      <text:p text:style-name="P22"/>
      <text:p text:style-name="P20">import org.springframework.beans.factory.annotation.Configurable;</text:p>
      <text:p text:style-name="P22"/>
      <text:p text:style-name="P20">@Configurable</text:p>
      <text:p text:style-name="P20">public class Account {</text:p>
      <text:p text:style-name="P21"><text:s text:c="3"/><text:span text:style-name="T17">// ...</text:span></text:p>
      <text:p text:style-name="P11">}</text:p>
      <text:p text:style-name="Text_20_body"><text:span text:style-name="Emphasis">oraz w konfiguracji</text:span></text:p>
      <text:p text:style-name="P35"><text:span text:style-name="Emphasis"><text:span text:style-name="T11">&lt;bean class="com.xyz.myapp.domain.Account" scope="prototype"&gt;</text:span></text:span></text:p>
      <text:p text:style-name="P21"><text:s text:c="2"/><text:span text:style-name="T14">&lt;property name="fundsTransferService" ref="fundsTransferService"/&gt;</text:span></text:p>
      <text:p text:style-name="P11">&lt;/bean&gt;</text:p>
      <text:p text:style-name="Text_20_body"><text:span text:style-name="Emphasis">spowoduje że do każdej instancji klasy Account zostanie wstrzyknięty prametr <text:s/>fundsTransferService wskazujący na beana „fundsTransferService”.</text:span></text:p>
      <text:p text:style-name="Text_20_body"><text:span text:style-name="Emphasis"/></text:p>
      <text:p text:style-name="Text_20_body"><text:span text:style-name="Emphasis"><text:s/>Spring daje tam tranzakcyjność w aplikacji, która oparta jest na AspectJ (celem tego było umożliwienie korzystania z niej poza IoC)</text:span></text:p>
      <text:h text:style-name="Heading_20_2" text:outline-level="2"><text:span text:style-name="Emphasis">7. 2 Tkanie AspectJ w Springu</text:span></text:h>
      <text:p text:style-name="Text_20_body"><text:span text:style-name="Emphasis">W tym miejscu zostaje złamana zasada Spring AOP – nie jest to już „czysta” Java. Żeby korzystać z tkania AspectJ musimy ustawić javaAgenta na tkcza z AspectJ</text:span></text:p>
      <text:p text:style-name="P26"><text:span text:style-name="Emphasis"><text:span text:style-name="T11">-javaagent:path/to/spring-agent.jar</text:span></text:span></text:p>
      <text:p text:style-name="Text_20_body"><text:span text:style-name="Emphasis"><text:span text:style-name="T11">Przykład:</text:span></text:span></text:p>
      <text:p text:style-name="Preformatted_20_Text"><text:span text:style-name="Emphasis"><text:span text:style-name="T11">package foo;</text:span></text:span></text:p>
      <text:p text:style-name="P22"/>
      <text:p text:style-name="P20">import org.aspectj.lang.ProceedingJoinPoint;</text:p>
      <text:p text:style-name="P20">import org.aspectj.lang.annotation.Aspect;</text:p>
      <text:p text:style-name="P20">import org.aspectj.lang.annotation.Around;</text:p>
      <text:p text:style-name="P20">import org.aspectj.lang.annotation.Pointcut;</text:p>
      <text:p text:style-name="P20">import org.springframework.util.StopWatch;</text:p>
      <text:p text:style-name="P20">import org.springframework.core.annotation.Order;</text:p>
      <text:p text:style-name="P22"/>
      <text:p text:style-name="P20">@Aspect</text:p>
      <text:p text:style-name="P20">public class ProfilingAspect {</text:p>
      <text:p text:style-name="P22"/>
      <text:p text:style-name="P21"><text:s text:c="4"/><text:span text:style-name="T14">@Around("methodsToBeProfiled()")</text:span></text:p>
      <text:p text:style-name="P21"><text:s text:c="4"/><text:span text:style-name="T14">public Object profile(ProceedingJoinPoint pjp) throws Throwable {</text:span></text:p>
      <text:p text:style-name="P21"><text:s text:c="8"/><text:span text:style-name="T14">StopWatch sw = new StopWatch(getClass().getSimpleName());</text:span></text:p>
      <text:p text:style-name="P21"><text:soft-page-break/><text:s text:c="8"/><text:span text:style-name="T14">try {</text:span></text:p>
      <text:p text:style-name="P21"><text:s text:c="12"/><text:span text:style-name="T14">sw.start(pjp.getSignature().getName());</text:span></text:p>
      <text:p text:style-name="P21"><text:s text:c="12"/><text:span text:style-name="T14">return pjp.proceed();</text:span></text:p>
      <text:p text:style-name="P21"><text:s text:c="8"/><text:span text:style-name="T14">} finally {</text:span></text:p>
      <text:p text:style-name="P21"><text:s text:c="12"/><text:span text:style-name="T14">sw.stop();</text:span></text:p>
      <text:p text:style-name="P21"><text:s text:c="12"/><text:span text:style-name="T14">System.out.println(sw.prettyPrint());</text:span></text:p>
      <text:p text:style-name="P21"><text:s text:c="8"/><text:span text:style-name="T14">}</text:span></text:p>
      <text:p text:style-name="P21"><text:s text:c="4"/><text:span text:style-name="T14">}</text:span></text:p>
      <text:p text:style-name="P22"/>
      <text:p text:style-name="P21"><text:s text:c="4"/><text:span text:style-name="T14">@Pointcut("execution(public * foo..*.*(..))")</text:span></text:p>
      <text:p text:style-name="P21"><text:s text:c="4"/><text:span text:style-name="T14">public void methodsToBeProfiled(){}</text:span></text:p>
      <text:p text:style-name="P11">}</text:p>
      <text:p text:style-name="Text_20_body"><text:span text:style-name="Emphasis">Musimy także stworzyć META-INF/aop.xml</text:span></text:p>
      <text:p text:style-name="Text_20_body"><text:span text:style-name="Emphasis"/></text:p>
      <text:p text:style-name="P34"><text:span text:style-name="Emphasis"><text:span text:style-name="T11">&lt;!DOCTYPE aspectj PUBLIC</text:span></text:span></text:p>
      <text:p text:style-name="P21"><text:s text:c="8"/><text:span text:style-name="T14">"-//AspectJ//DTD//EN" "http://www.eclipse.org/aspectj/dtd/aspectj.dtd"&gt;</text:span></text:p>
      <text:p text:style-name="P20">&lt;aspectj&gt;</text:p>
      <text:p text:style-name="P22"/>
      <text:p text:style-name="P21"><text:s text:c="4"/><text:span text:style-name="T14">&lt;weaver&gt;</text:span></text:p>
      <text:p text:style-name="P22"/>
      <text:p text:style-name="P21"><text:s text:c="8"/><text:span text:style-name="T17">&lt;!-- only weave classes in our application-specific packages --&gt;</text:span></text:p>
      <text:p text:style-name="P21"><text:s text:c="8"/><text:span text:style-name="T14">&lt;include within="foo.*"/&gt;</text:span></text:p>
      <text:p text:style-name="P22"/>
      <text:p text:style-name="P21"><text:s text:c="4"/><text:span text:style-name="T14">&lt;/weaver&gt;</text:span></text:p>
      <text:p text:style-name="P22"/>
      <text:p text:style-name="P21"><text:s text:c="4"/><text:span text:style-name="T14">&lt;aspects&gt;</text:span></text:p>
      <text:p text:style-name="P22"/>
      <text:p text:style-name="P21"><text:s text:c="8"/><text:span text:style-name="T17">&lt;!-- weave in just this aspect --&gt;</text:span><text:span text:style-name="T14"> <text:s text:c="7"/></text:span></text:p>
      <text:p text:style-name="P21"><text:s text:c="8"/><text:span text:style-name="T14">&lt;aspect name="foo.ProfilingAspect"/&gt;</text:span></text:p>
      <text:p text:style-name="P22"/>
      <text:p text:style-name="P31"><text:s text:c="4"/><text:span text:style-name="T14">&lt;/aspects&gt;</text:span></text:p>
      <text:p text:style-name="Text_20_body"><text:line-break/><text:span text:style-name="Emphasis">Teraz konfiguracja Springa:</text:span></text:p>
      <text:p text:style-name="P34"><text:span text:style-name="Emphasis"><text:span text:style-name="T7">&lt;?xml version="1.0" encoding="UTF-8"?&gt;</text:span></text:span></text:p>
      <text:p text:style-name="P40">&lt;beans xmlns="http://www.springframework.org/schema/beans"</text:p>
      <text:p text:style-name="P39"><text:s text:c="7"/><text:span text:style-name="T14">xmlns:xsi="http://www.w3.org/2001/XMLSchema-instance"</text:span></text:p>
      <text:p text:style-name="P39"><text:s text:c="7"/><text:span text:style-name="T14">xmlns:context="http://www.springframework.org/schema/context"</text:span></text:p>
      <text:p text:style-name="P39"><text:s text:c="7"/><text:span text:style-name="T14">xsi:schemaLocation="</text:span></text:p>
      <text:p text:style-name="P40">http://www.springframework.org/schema/beans http://www.springframework.org/schema/beans/spring-beans-2.5.xsd</text:p>
      <text:p text:style-name="P40">http://www.springframework.org/schema/context http://www.springframework.org/schema/context/spring-context-2.5.xsd"&gt;</text:p>
      <text:p text:style-name="P41"/>
      <text:p text:style-name="P39"><text:s text:c="4"/><text:span text:style-name="T17">&lt;!-- a service object; we will be profiling it's methods --&gt;</text:span></text:p>
      <text:p text:style-name="P39"><text:s text:c="4"/><text:span text:style-name="T14">&lt;bean id="entitlementCalculationService"</text:span></text:p>
      <text:p text:style-name="P39"><text:s text:c="10"/><text:span text:style-name="T14">class="foo.StubEntitlementCalculationService"/&gt;</text:span></text:p>
      <text:p text:style-name="P41"/>
      <text:p text:style-name="P39"><text:s text:c="4"/><text:span text:style-name="T17">&lt;!-- this switches on the load-time weaving --&gt;</text:span></text:p>
      <text:p text:style-name="P39"><text:s text:c="4"/><text:span text:style-name="T15">&lt;context:load-time-weaver/&gt;</text:span></text:p>
      <text:p text:style-name="P41"/>
      <text:p text:style-name="P32">&lt;/beans&gt;</text:p>
      <text:p text:style-name="Text_20_body"><text:span text:style-name="Emphasis">teraz możemy uruchomić naszą klasę</text:span></text:p>
      <text:p text:style-name="Text_20_body"><text:soft-page-break/><text:span text:style-name="Emphasis"/></text:p>
      <text:p text:style-name="P34"><text:span text:style-name="Emphasis"><text:span text:style-name="T7">package foo;</text:span></text:span></text:p>
      <text:p text:style-name="P41"/>
      <text:p text:style-name="P40">import org.springframework.context.support.ClassPathXmlApplicationContext;</text:p>
      <text:p text:style-name="P41"/>
      <text:p text:style-name="P40">public final class Main {</text:p>
      <text:p text:style-name="P41"/>
      <text:p text:style-name="P39"><text:s text:c="4"/><text:span text:style-name="T14">public static void main(String[] args) {</text:span></text:p>
      <text:p text:style-name="P41"/>
      <text:p text:style-name="P39"><text:s text:c="8"/><text:span text:style-name="T14">ApplicationContext ctx = new ClassPathXmlApplicationContext("beans.xml", Main.class);</text:span></text:p>
      <text:p text:style-name="P41"/>
      <text:p text:style-name="P39"><text:s text:c="8"/><text:span text:style-name="T14">EntitlementCalculationService entitlementCalculationService</text:span></text:p>
      <text:p text:style-name="P39"><text:s text:c="12"/><text:span text:style-name="T14">= (EntitlementCalculationService) ctx.getBean("entitlementCalculationService");</text:span></text:p>
      <text:p text:style-name="P41"/>
      <text:p text:style-name="P39"><text:s text:c="8"/><text:span text:style-name="T17">// the profiling aspect is 'woven' around this method execution</text:span></text:p>
      <text:p text:style-name="P39"><text:s text:c="8"/><text:span text:style-name="T14">entitlementCalculationService.calculateEntitlement();</text:span></text:p>
      <text:p text:style-name="P39"><text:s text:c="4"/><text:span text:style-name="T14">}</text:span></text:p>
      <text:p text:style-name="P32">}</text:p>
      <text:p text:style-name="Text_20_body"><text:span text:style-name="Emphasis">oraz polecenie</text:span></text:p>
      <text:p text:style-name="P33"><text:span text:style-name="Emphasis"><text:span text:style-name="T7">java -javaagent:C:/projects/foo/lib/global/spring-agent.jar foo.Main</text:span></text:span></text:p>
      <text:p text:style-name="Text_20_body"><text:span text:style-name="Emphasis"/></text:p>
      <text:p text:style-name="Text_20_body"><text:span text:style-name="Emphasis"/></text:p>
      <text:h text:style-name="P42" text:outline-level="1"><text:span text:style-name="Emphasis"><text:span text:style-name="T12">6. Dynamiczne tworzenie Proxies</text:span></text:span></text:h>
      <text:h text:style-name="Heading_20_1" text:outline-level="1"><text:span text:style-name="Emphasis"><text:span text:style-name="T12">7. Spring + AspectJ</text:span></text:span></text:h>
      <text:h text:style-name="Heading_20_2" text:outline-level="2"><text:span text:style-name="Emphasis"><text:span text:style-name="T12">8. Przykłady</text:span></text:span></text:h>
      <text:p text:style-name="Standard"><text:span text:style-name="Emphasis"><text:span text:style-name="T12">Linki</text:span></text:span></text:p>
      <text:list xml:id="list732968423" text:style-name="L2">
        <text:list-item>
          <text:p text:style-name="P23"><text:span text:style-name="Emphasis"><text:span text:style-name="T12">specyfikacja </text:span></text:span><text:a xlink:type="simple" xlink:href="http://static.springsource.org/spring/docs/2.5.5/reference/aop.html"><text:span text:style-name="Emphasis"><text:span text:style-name="T12">http://static.springsource.org/spring/docs/2.5.5/reference/aop.html</text:span></text:span></text:a></text:p>
        </text:list-item>
        <text:list-item>
          <text:p text:style-name="P23"><text:span text:style-name="Emphasis"><text:span text:style-name="T12">opis API <text:s/></text:span></text:span><text:a xlink:type="simple" xlink:href="http://static.springsource.org/spring/docs/2.0.8/reference/aop-api.html"><text:span text:style-name="Emphasis"><text:span text:style-name="T12">http://static.springsource.org/spring/docs/2.0.8/reference/aop-api.html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4-23T22:02:21</meta:creation-date>
    <dc:date>2013-05-29T11:04:06</dc:date>
    <dc:creator>krzysiek </dc:creator>
    <meta:editing-duration>PT37M35S</meta:editing-duration>
    <meta:editing-cycles>8</meta:editing-cycles>
    <meta:generator>LibreOffice/3.5$Linux_X86_64 LibreOffice_project/350m1$Build-2</meta:generator>
    <meta:document-statistic meta:table-count="0" meta:image-count="2" meta:object-count="0" meta:page-count="14" meta:paragraph-count="363" meta:word-count="1596" meta:character-count="15294" meta:non-whitespace-character-count="13313"/>
  </office:meta>
</office:document-meta>
</file>